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1232c" officeooo:paragraph-rsid="0011232c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11232c" officeooo:paragraph-rsid="0011232c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normal" officeooo:rsid="0012340d" officeooo:paragraph-rsid="0012340d" style:font-weight-asian="normal" style:font-weight-complex="normal"/>
    </style:style>
    <style:style style:name="P4" style:family="paragraph" style:parent-style-name="Preformatted_20_Text" style:list-style-name="L1">
      <style:text-properties officeooo:paragraph-rsid="0011232c"/>
    </style:style>
    <style:style style:name="P5" style:family="paragraph" style:parent-style-name="Preformatted_20_Text" style:list-style-name="L1">
      <style:text-properties style:text-underline-style="none" fo:font-weight="normal" officeooo:rsid="0011232c" officeooo:paragraph-rsid="0011232c" style:font-weight-asian="normal" style:font-weight-complex="normal"/>
    </style:style>
    <style:style style:name="P6" style:family="paragraph" style:parent-style-name="Preformatted_20_Text">
      <style:text-properties style:text-underline-style="none" fo:font-weight="normal" officeooo:rsid="0011232c" officeooo:paragraph-rsid="0011232c" style:font-weight-asian="normal" style:font-weight-complex="normal"/>
    </style:style>
    <style:style style:name="P7" style:family="paragraph" style:parent-style-name="Preformatted_20_Text" style:list-style-name="L4">
      <style:text-properties style:text-underline-style="none" fo:font-weight="normal" officeooo:rsid="001822f2" officeooo:paragraph-rsid="001822f2" style:font-weight-asian="normal" style:font-weight-complex="normal"/>
    </style:style>
    <style:style style:name="P8" style:family="paragraph" style:parent-style-name="Preformatted_20_Text" style:list-style-name="L6">
      <style:text-properties style:text-underline-style="none" fo:font-weight="normal" officeooo:rsid="001b2ca9" officeooo:paragraph-rsid="0011232c" style:font-weight-asian="normal" style:font-weight-complex="normal"/>
    </style:style>
    <style:style style:name="P9" style:family="paragraph" style:parent-style-name="Preformatted_20_Text" style:list-style-name="L6">
      <style:text-properties style:text-underline-style="none" fo:font-weight="normal" officeooo:rsid="001b2ca9" officeooo:paragraph-rsid="001b2ca9" style:font-weight-asian="normal" style:font-weight-complex="normal"/>
    </style:style>
    <style:style style:name="P10" style:family="paragraph" style:parent-style-name="Preformatted_20_Text">
      <style:text-properties style:text-underline-style="none" fo:font-weight="normal" officeooo:rsid="001b2ca9" officeooo:paragraph-rsid="001b2ca9" style:font-weight-asian="normal" style:font-weight-complex="normal"/>
    </style:style>
    <style:style style:name="P11" style:family="paragraph" style:parent-style-name="Preformatted_20_Text" style:list-style-name="L7">
      <style:text-properties style:text-underline-style="none" fo:font-weight="normal" officeooo:rsid="001ca0bb" officeooo:paragraph-rsid="001ca0bb" style:font-weight-asian="normal" style:font-weight-complex="normal"/>
    </style:style>
    <style:style style:name="P12" style:family="paragraph" style:parent-style-name="Preformatted_20_Text" style:list-style-name="L8">
      <style:text-properties style:text-underline-style="none" fo:font-weight="normal" officeooo:rsid="001db402" officeooo:paragraph-rsid="001db402" style:font-weight-asian="normal" style:font-weight-complex="normal"/>
    </style:style>
    <style:style style:name="P13" style:family="paragraph" style:parent-style-name="Preformatted_20_Text" style:list-style-name="L1">
      <style:text-properties officeooo:rsid="0011232c" officeooo:paragraph-rsid="0011232c"/>
    </style:style>
    <style:style style:name="P14" style:family="paragraph" style:parent-style-name="Preformatted_20_Text" style:list-style-name="L2">
      <style:text-properties style:text-position="0% 100%" style:text-underline-style="none" fo:font-weight="normal" officeooo:rsid="0013fb1b" officeooo:paragraph-rsid="001822f2" style:font-weight-asian="normal" style:font-weight-complex="normal"/>
    </style:style>
    <style:style style:name="P15" style:family="paragraph" style:parent-style-name="Preformatted_20_Text">
      <style:text-properties style:text-underline-style="solid" style:text-underline-width="auto" style:text-underline-color="font-color" fo:font-weight="bold" officeooo:rsid="0011232c" officeooo:paragraph-rsid="0011232c" style:font-weight-asian="bold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11232c" officeooo:paragraph-rsid="001289ff" style:font-weight-asian="bold" style:font-weight-complex="bold"/>
    </style:style>
    <style:style style:name="P17" style:family="paragraph" style:parent-style-name="Preformatted_20_Text">
      <style:text-properties style:text-underline-style="solid" style:text-underline-width="auto" style:text-underline-color="font-color" fo:font-weight="bold" officeooo:rsid="0011232c" officeooo:paragraph-rsid="0017ba1b" style:font-weight-asian="bold" style:font-weight-complex="bold"/>
    </style:style>
    <style:style style:name="P18" style:family="paragraph" style:parent-style-name="Preformatted_20_Text">
      <style:text-properties style:text-underline-style="solid" style:text-underline-width="auto" style:text-underline-color="font-color" fo:font-weight="normal" officeooo:rsid="0011232c" officeooo:paragraph-rsid="0011232c" style:font-weight-asian="normal" style:font-weight-complex="normal"/>
    </style:style>
    <style:style style:name="P19" style:family="paragraph" style:parent-style-name="Preformatted_20_Text" style:list-style-name="L3">
      <style:text-properties officeooo:rsid="0017ba1b" officeooo:paragraph-rsid="0017ba1b"/>
    </style:style>
    <style:style style:name="P20" style:family="paragraph" style:parent-style-name="Preformatted_20_Text" style:list-style-name="L3">
      <style:text-properties officeooo:paragraph-rsid="0017ba1b"/>
    </style:style>
    <style:style style:name="P21" style:family="paragraph" style:parent-style-name="Preformatted_20_Text" style:list-style-name="L7">
      <style:text-properties officeooo:paragraph-rsid="001ca0bb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1232c" style:font-weight-asian="normal" style:font-weight-complex="normal"/>
    </style:style>
    <style:style style:name="T4" style:family="text">
      <style:text-properties style:text-underline-style="none" fo:font-weight="normal" officeooo:rsid="0017ba1b" style:font-weight-asian="normal" style:font-weight-complex="normal"/>
    </style:style>
    <style:style style:name="T5" style:family="text">
      <style:text-properties style:text-underline-style="none" fo:font-weight="normal" officeooo:rsid="001ca0bb" style:font-weight-asian="normal" style:font-weight-complex="normal"/>
    </style:style>
    <style:style style:name="T6" style:family="text">
      <style:text-properties style:font-name="Liberation Mono" fo:font-size="10pt" style:text-underline-style="none" fo:font-weight="normal" officeooo:rsid="0011232c" style:font-name-asian="Noto Sans Mono CJK SC" style:font-size-asian="10pt" style:font-weight-asian="normal" style:font-name-complex="Liberation Mono" style:font-size-complex="10pt" style:font-weight-complex="normal"/>
    </style:style>
    <style:style style:name="T7" style:family="text">
      <style:text-properties style:font-name="Liberation Mono" fo:font-size="10pt" style:text-underline-style="none" fo:font-weight="normal" officeooo:rsid="0017ba1b" style:font-name-asian="Noto Sans Mono CJK SC" style:font-size-asian="10pt" style:font-weight-asian="normal" style:font-name-complex="Liberation Mono" style:font-size-complex="10pt" style:font-weight-complex="normal"/>
    </style:style>
    <style:style style:name="T8" style:family="text">
      <style:text-properties style:font-name="Liberation Mono" fo:font-size="10pt" style:text-underline-style="none" fo:font-weight="normal" officeooo:rsid="001ca0bb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officeooo:rsid="001822f2"/>
    </style:style>
    <style:style style:name="T10" style:family="text">
      <style:text-properties officeooo:rsid="00190c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sible Advanced</text:span> </text:p>
      <text:p text:style-name="P1"/>
      <text:p text:style-name="P2">Introduction(1)</text:p>
      <text:p text:style-name="P18"/>
      <text:list xml:id="list2750633583" text:style-name="L1">
        <text:list-item>
          <text:p text:style-name="P5">Ansible for automating repetitive tasks </text:p>
        </text:list-item>
        <text:list-item>
          <text:p text:style-name="P4"><text:span text:style-name="T3">Use cases: setting up infrastructure(</text:span><text:span text:style-name="T6">public</text:span><text:span text:style-name="T3">/private)</text:span></text:p>
        </text:list-item>
        <text:list-item>
          <text:p text:style-name="P13"><text:span text:style-name="T3">o</text:span><text:span text:style-name="T2">nly running on linux, but can have windows as targets</text:span></text:p>
        </text:list-item>
      </text:list>
      <text:p text:style-name="P3"/>
      <text:p text:style-name="P2"/>
      <text:p text:style-name="P2">Web Application(2)</text:p>
      <text:list xml:id="list6832444" text:style-name="L2">
        <text:list-header>
          <text:p text:style-name="P14"/>
        </text:list-header>
        <text:list-item>
          <text:p text:style-name="P14"><text:span text:style-name="T9">n</text:span>o <text:span text:style-name="T9">r</text:span>eal<text:span text:style-name="T9">ly</text:span> useful information here</text:p>
        </text:list-item>
      </text:list>
      <text:p text:style-name="P16"/>
      <text:p text:style-name="P2">File Separation(3)</text:p>
      <text:list xml:id="list3649755459" text:style-name="L3">
        <text:list-header>
          <text:p text:style-name="P20"><text:span text:style-name="T4"/></text:p>
        </text:list-header>
        <text:list-item>
          <text:p text:style-name="P20"><text:span text:style-name="T4">separate inventory </text:span><text:span text:style-name="T7">in</text:span><text:span text:style-name="T4"> host_vars directory </text:span><text:span text:style-name="T7">with</text:span><text:span text:style-name="T4"> yaml files</text:span></text:p>
        </text:list-item>
        <text:list-item>
          <text:p text:style-name="P19"><text:span text:style-name="T2">group variables go in group_vars directory</text:span></text:p>
        </text:list-item>
        <text:list-item>
          <text:p text:style-name="P19"><text:span text:style-name="T2">Include Statements to separate playbooks</text:span></text:p>
        </text:list-item>
      </text:list>
      <text:p text:style-name="P17"/>
      <text:p text:style-name="P2"/>
      <text:p text:style-name="P2">Roles(4)</text:p>
      <text:p text:style-name="P6"/>
      <text:list xml:id="list1360766748" text:style-name="L4">
        <text:list-item>
          <text:p text:style-name="P7">recommended way to organize playbooks</text:p>
        </text:list-item>
        <text:list-item>
          <text:p text:style-name="P7">creating a role <text:span text:style-name="T10">with ansible-galaxy </text:span>initiates folder structure etc.</text:p>
        </text:list-item>
        <text:list-item>
          <text:p text:style-name="P7">roles can be shared/downloaded with ansible-galaxy</text:p>
        </text:list-item>
      </text:list>
      <text:p text:style-name="P2"/>
      <text:p text:style-name="P2"/>
      <text:p text:style-name="P2">Asynchronous Actions(5)</text:p>
      <text:p text:style-name="P6"/>
      <text:list xml:id="list264459160" text:style-name="L6">
        <text:list-item>
          <text:p text:style-name="P8">normally ssh connection is alive as long as the command is executed</text:p>
        </text:list-item>
        <text:list-item>
          <text:p text:style-name="P9">asynchronous tasks don’t keep ssh alive the full time</text:p>
          <text:list>
            <text:list-item>
              <text:p text:style-name="P9">async: how long to run a task</text:p>
            </text:list-item>
            <text:list-item>
              <text:p text:style-name="P9">poll: how often to check </text:p>
              <text:list>
                <text:list-item>
                  <text:p text:style-name="P9">run tasks in parallel with poll=0</text:p>
                </text:list-item>
              </text:list>
            </text:list-item>
            <text:list-item>
              <text:p text:style-name="P9">register: to register task result to a variables</text:p>
            </text:list-item>
            <text:list-item>
              <text:p text:style-name="P9">async-status model to check status of a task</text:p>
            </text:list-item>
          </text:list>
        </text:list-item>
      </text:list>
      <text:p text:style-name="P10"/>
      <text:p text:style-name="P2"/>
      <text:p text:style-name="P2"/>
      <text:p text:style-name="P2">Strategy(6)</text:p>
      <text:p text:style-name="P2"/>
      <text:list xml:id="list3345043153" text:style-name="L7">
        <text:list-item>
          <text:p text:style-name="P11">defines how playbook is executed</text:p>
        </text:list-item>
        <text:list-item>
          <text:p text:style-name="P21"><text:span text:style-name="T8">linear</text:span><text:span text:style-name="T5">(</text:span><text:span text:style-name="T8">default</text:span><text:span text:style-name="T5">): one task after another is executed parallel on servers</text:span></text:p>
        </text:list-item>
        <text:list-item>
          <text:p text:style-name="P11">free: all tasks are run independent on all servers</text:p>
        </text:list-item>
        <text:list-item>
          <text:p text:style-name="P11">batch: linear strategy, but you can specify how many servers are processed at a time</text:p>
          <text:list>
            <text:list-item>
              <text:p text:style-name="P11">default is 5 at a time</text:p>
            </text:list-item>
          </text:list>
        </text:list-item>
        <text:list-item>
          <text:p text:style-name="P11">custom strategies can be used too</text:p>
        </text:list-item>
      </text:list>
      <text:p text:style-name="P2"/>
      <text:p text:style-name="P2"/>
      <text:p text:style-name="P2">Error Handling(7)</text:p>
      <text:p text:style-name="P2"/>
      <text:list xml:id="list1207748118" text:style-name="L8">
        <text:list-item>
          <text:p text:style-name="P12">default: an error exits playbook, but will complete on other servers</text:p>
        </text:list-item>
        <text:list-item>
          <text:p text:style-name="P12">any_errors_fatal: true → exits all when one fails</text:p>
        </text:list-item>
        <text:list-item>
          <text:p text:style-name="P12">ignore_errors: can be set on tasks</text:p>
        </text:list-item>
        <text:list-item>
          <text:p text:style-name="P12">failed_when: fial playbook when error condition is met</text:p>
          <text:list>
            <text:list-item>
              <text:p text:style-name="P12">use regeister to get command output</text:p>
            </text:list-item>
          </text:list>
        </text:list-item>
      </text:list>
      <text:p text:style-name="P2"/>
      <text:p text:style-name="P2"/>
      <text:p text:style-name="P2">Templating – Jinja2(8)</text:p>
      <text:p text:style-name="P2"/>
      <text:p text:style-name="P2"/>
      <text:p text:style-name="P2">Lookups(9)</text:p>
      <text:p text:style-name="P2"><text:soft-page-break/></text:p>
      <text:p text:style-name="P2"/>
      <text:p text:style-name="P2">Vault(10)</text:p>
      <text:p text:style-name="P2"/>
      <text:p text:style-name="P2"/>
      <text:p text:style-name="P2">Dynamix Inventory(11)</text:p>
      <text:p text:style-name="P2"/>
      <text:p text:style-name="P2"/>
      <text:p text:style-name="P2">Custom Modules(12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8T14:48:27.219770671</dc:date>
    <meta:editing-duration>PT1H9M41S</meta:editing-duration>
    <meta:editing-cycles>3</meta:editing-cycles>
    <meta:generator>LibreOffice/6.3.4.2$Linux_X86_64 LibreOffice_project/30$Build-2</meta:generator>
    <meta:document-statistic meta:table-count="0" meta:image-count="0" meta:object-count="0" meta:page-count="2" meta:paragraph-count="43" meta:word-count="260" meta:character-count="1540" meta:non-whitespace-character-count="1347"/>
  </office:meta>
</office:document-meta>
</file>